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96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8" table:default-cell-style-name="Default"/>
        <table:table-row table:style-name="ro1">
          <table:table-cell/>
          <table:table-cell office:value-type="string" calcext:value-type="string">
            <text:p>Asm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/>
          <table:table-cell office:value-type="string" calcext:value-type="string">
            <text:p>asm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4</text:p>
          </table:table-cell>
          <table:table-cell/>
          <table:table-cell office:value-type="string" calcext:value-type="string">
            <text:p>ConOutL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4</text:p>
          </table:table-cell>
        </table:table-row>
        <table:table-row table:style-name="ro1">
          <table:table-cell/>
          <table:table-cell office:value-type="float" office:value="47083712" calcext:value-type="float">
            <text:p>47083712</text:p>
          </table:table-cell>
          <table:table-cell office:value-type="float" office:value="338475360" calcext:value-type="float">
            <text:p>338475360</text:p>
          </table:table-cell>
          <table:table-cell office:value-type="float" office:value="155640448" calcext:value-type="float">
            <text:p>155640448</text:p>
          </table:table-cell>
          <table:table-cell office:value-type="float" office:value="170783888" calcext:value-type="float">
            <text:p>170783888</text:p>
          </table:table-cell>
          <table:table-cell office:value-type="float" office:value="108827880" calcext:value-type="float">
            <text:p>108827880</text:p>
          </table:table-cell>
          <table:table-cell/>
          <table:table-cell table:formula="of:=([.B2]-[.O$2])^2" office:value-type="float" office:value="955111607814400" calcext:value-type="float">
            <text:p>955111607814400</text:p>
          </table:table-cell>
          <table:table-cell table:formula="of:=([.C2]-[.P$2])^2" office:value-type="float" office:value="2.89548903428569E+016" calcext:value-type="float">
            <text:p>28954890342856900</text:p>
          </table:table-cell>
          <table:table-cell table:formula="of:=([.D2]-[.Q$2])^2" office:value-type="float" office:value="2.02783004400809E+016" calcext:value-type="float">
            <text:p>20278300440080900</text:p>
          </table:table-cell>
          <table:table-cell table:formula="of:=([.E2]-[.R$2])^2" office:value-type="float" office:value="2.72831871534275E+015" calcext:value-type="float">
            <text:p>2728318715342750</text:p>
          </table:table-cell>
          <table:table-cell table:formula="of:=([.F2]-[.S$2])^2" office:value-type="float" office:value="7.41639425098531E+015" calcext:value-type="float">
            <text:p>7416394250985310</text:p>
          </table:table-cell>
          <table:table-cell/>
          <table:table-cell office:value-type="string" calcext:value-type="string">
            <text:p>promedio</text:p>
          </table:table-cell>
          <table:table-cell table:formula="of:=AVERAGE([.B2:.B11])" office:value-type="float" office:value="77988592" calcext:value-type="float">
            <text:p>77988592</text:p>
          </table:table-cell>
          <table:table-cell table:formula="of:=AVERAGE([.C2:.C11])" office:value-type="float" office:value="508636725.6" calcext:value-type="float">
            <text:p>508636725.6</text:p>
          </table:table-cell>
          <table:table-cell table:formula="of:=AVERAGE([.D2:.D11])" office:value-type="float" office:value="298042345.6" calcext:value-type="float">
            <text:p>298042345.6</text:p>
          </table:table-cell>
          <table:table-cell table:formula="of:=AVERAGE([.E2:.E11])" office:value-type="float" office:value="223017198.4" calcext:value-type="float">
            <text:p>223017198.4</text:p>
          </table:table-cell>
          <table:table-cell table:formula="of:=AVERAGE([.F2:.F11])" office:value-type="float" office:value="194946369.6" calcext:value-type="float">
            <text:p>194946369.6</text:p>
          </table:table-cell>
        </table:table-row>
        <table:table-row table:style-name="ro1">
          <table:table-cell/>
          <table:table-cell office:value-type="float" office:value="53030736" calcext:value-type="float">
            <text:p>53030736</text:p>
          </table:table-cell>
          <table:table-cell office:value-type="float" office:value="341132568" calcext:value-type="float">
            <text:p>341132568</text:p>
          </table:table-cell>
          <table:table-cell office:value-type="float" office:value="216400128" calcext:value-type="float">
            <text:p>216400128</text:p>
          </table:table-cell>
          <table:table-cell office:value-type="float" office:value="171053544" calcext:value-type="float">
            <text:p>171053544</text:p>
          </table:table-cell>
          <table:table-cell office:value-type="float" office:value="111262392" calcext:value-type="float">
            <text:p>111262392</text:p>
          </table:table-cell>
          <table:table-cell/>
          <table:table-cell table:formula="of:=([.B3]-[.O$2])^2" office:value-type="float" office:value="622894576116736" calcext:value-type="float">
            <text:p>622894576116736</text:p>
          </table:table-cell>
          <table:table-cell table:formula="of:=([.C3]-[.P$2])^2" office:value-type="float" office:value="2.80576428132856E+016" calcext:value-type="float">
            <text:p>28057642813285600</text:p>
          </table:table-cell>
          <table:table-cell table:formula="of:=([.D3]-[.Q$2])^2" office:value-type="float" office:value="6.66545169464575E+015" calcext:value-type="float">
            <text:p>6665451694645750</text:p>
          </table:table-cell>
          <table:table-cell table:formula="of:=([.E3]-[.R$2])^2" office:value-type="float" office:value="2.70022137860264E+015" calcext:value-type="float">
            <text:p>2700221378602640</text:p>
          </table:table-cell>
          <table:table-cell table:formula="of:=([.F3]-[.S$2])^2" office:value-type="float" office:value="7.0030081069573E+015" calcext:value-type="float">
            <text:p>7003008106957300</text:p>
          </table:table-cell>
          <table:table-cell/>
          <table:table-cell office:value-type="string" calcext:value-type="string">
            <text:p>varianza</text:p>
          </table:table-cell>
          <table:table-cell table:formula="of:=SUM([.H2:.H11])/10" office:value-type="float" office:value="539888296263706" calcext:value-type="float">
            <text:p>539888296263706</text:p>
          </table:table-cell>
          <table:table-cell table:formula="of:=SUM([.I2:.I11])/10" office:value-type="float" office:value="1.29469931492019E+016" calcext:value-type="float">
            <text:p>12946993149201900</text:p>
          </table:table-cell>
          <table:table-cell table:formula="of:=SUM([.J2:.J11])/10" office:value-type="float" office:value="4.5125495416634E+015" calcext:value-type="float">
            <text:p>4512549541663400</text:p>
          </table:table-cell>
          <table:table-cell table:formula="of:=SUM([.K2:.K11])/10" office:value-type="float" office:value="2.74860610653902E+015" calcext:value-type="float">
            <text:p>2748606106539020</text:p>
          </table:table-cell>
          <table:table-cell table:formula="of:=SUM([.L2:.L11])/10" office:value-type="float" office:value="3.53715218123669E+015" calcext:value-type="float">
            <text:p>3537152181236690</text:p>
          </table:table-cell>
        </table:table-row>
        <table:table-row table:style-name="ro1">
          <table:table-cell/>
          <table:table-cell office:value-type="float" office:value="62176832" calcext:value-type="float">
            <text:p>62176832</text:p>
          </table:table-cell>
          <table:table-cell office:value-type="float" office:value="398766992" calcext:value-type="float">
            <text:p>398766992</text:p>
          </table:table-cell>
          <table:table-cell office:value-type="float" office:value="245655848" calcext:value-type="float">
            <text:p>245655848</text:p>
          </table:table-cell>
          <table:table-cell office:value-type="float" office:value="174818840" calcext:value-type="float">
            <text:p>174818840</text:p>
          </table:table-cell>
          <table:table-cell office:value-type="float" office:value="147183072" calcext:value-type="float">
            <text:p>147183072</text:p>
          </table:table-cell>
          <table:table-cell/>
          <table:table-cell table:formula="of:=([.B4]-[.O$2])^2" office:value-type="float" office:value="250011754297600" calcext:value-type="float">
            <text:p>250011754297600</text:p>
          </table:table-cell>
          <table:table-cell table:formula="of:=([.C4]-[.P$2])^2" office:value-type="float" office:value="1.2071358361335E+016" calcext:value-type="float">
            <text:p>12071358361335000</text:p>
          </table:table-cell>
          <table:table-cell table:formula="of:=([.D4]-[.Q$2])^2" office:value-type="float" office:value="2.74434513079481E+015" calcext:value-type="float">
            <text:p>2744345130794810</text:p>
          </table:table-cell>
          <table:table-cell table:formula="of:=([.E4]-[.R$2])^2" office:value-type="float" office:value="2.32308175245485E+015" calcext:value-type="float">
            <text:p>2323081752454850</text:p>
          </table:table-cell>
          <table:table-cell table:formula="of:=([.F4]-[.S$2])^2" office:value-type="float" office:value="2.28133259762616E+015" calcext:value-type="float">
            <text:p>2281332597626160</text:p>
          </table:table-cell>
          <table:table-cell table:number-columns-repeated="7"/>
        </table:table-row>
        <table:table-row table:style-name="ro1">
          <table:table-cell/>
          <table:table-cell office:value-type="float" office:value="64462576" calcext:value-type="float">
            <text:p>64462576</text:p>
          </table:table-cell>
          <table:table-cell office:value-type="float" office:value="441542568" calcext:value-type="float">
            <text:p>441542568</text:p>
          </table:table-cell>
          <table:table-cell office:value-type="float" office:value="301915504" calcext:value-type="float">
            <text:p>301915504</text:p>
          </table:table-cell>
          <table:table-cell office:value-type="float" office:value="180251224" calcext:value-type="float">
            <text:p>180251224</text:p>
          </table:table-cell>
          <table:table-cell office:value-type="float" office:value="168197696" calcext:value-type="float">
            <text:p>168197696</text:p>
          </table:table-cell>
          <table:table-cell/>
          <table:table-cell table:formula="of:=([.B5]-[.O$2])^2" office:value-type="float" office:value="182953108832256" calcext:value-type="float">
            <text:p>182953108832256</text:p>
          </table:table-cell>
          <table:table-cell table:formula="of:=([.C5]-[.P$2])^2" office:value-type="float" office:value="4.50162598405364E+015" calcext:value-type="float">
            <text:p>4501625984053640</text:p>
          </table:table-cell>
          <table:table-cell table:formula="of:=([.D5]-[.Q$2])^2" office:value-type="float" office:value="15001355991490.4" calcext:value-type="float">
            <text:p>15001355991490.4</text:p>
          </table:table-cell>
          <table:table-cell table:formula="of:=([.E5]-[.R$2])^2" office:value-type="float" office:value="1.82892856638146E+015" calcext:value-type="float">
            <text:p>1828928566381460</text:p>
          </table:table-cell>
          <table:table-cell table:formula="of:=([.F5]-[.S$2])^2" office:value-type="float" office:value="715491539359337" calcext:value-type="float">
            <text:p>71549153935933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9545264" calcext:value-type="float">
            <text:p>69545264</text:p>
          </table:table-cell>
          <table:table-cell office:value-type="float" office:value="510802792" calcext:value-type="float">
            <text:p>510802792</text:p>
          </table:table-cell>
          <table:table-cell office:value-type="float" office:value="310050848" calcext:value-type="float">
            <text:p>310050848</text:p>
          </table:table-cell>
          <table:table-cell office:value-type="float" office:value="187199072" calcext:value-type="float">
            <text:p>187199072</text:p>
          </table:table-cell>
          <table:table-cell office:value-type="float" office:value="187186880" calcext:value-type="float">
            <text:p>187186880</text:p>
          </table:table-cell>
          <table:table-cell/>
          <table:table-cell table:formula="of:=([.B6]-[.O$2])^2" office:value-type="float" office:value="71289787715584" calcext:value-type="float">
            <text:p>71289787715584</text:p>
          </table:table-cell>
          <table:table-cell table:formula="of:=([.C6]-[.P$2])^2" office:value-type="float" office:value="4691843649208.86" calcext:value-type="float">
            <text:p>4691843649208.86</text:p>
          </table:table-cell>
          <table:table-cell table:formula="of:=([.D6]-[.Q$2])^2" office:value-type="float" office:value="144204129890805" calcext:value-type="float">
            <text:p>144204129890805</text:p>
          </table:table-cell>
          <table:table-cell table:formula="of:=([.E6]-[.R$2])^2" office:value-type="float" office:value="1.28293817880638E+015" calcext:value-type="float">
            <text:p>1282938178806380</text:p>
          </table:table-cell>
          <table:table-cell table:formula="of:=([.F6]-[.S$2])^2" office:value-type="float" office:value="60209678852508.1" calcext:value-type="float">
            <text:p>60209678852508.1</text:p>
          </table:table-cell>
          <table:table-cell/>
          <table:table-cell office:value-type="string" calcext:value-type="string">
            <text:p>SinOutL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4</text:p>
          </table:table-cell>
        </table:table-row>
        <table:table-row table:style-name="ro1">
          <table:table-cell/>
          <table:table-cell office:value-type="float" office:value="71890264" calcext:value-type="float">
            <text:p>71890264</text:p>
          </table:table-cell>
          <table:table-cell office:value-type="float" office:value="563237792" calcext:value-type="float">
            <text:p>563237792</text:p>
          </table:table-cell>
          <table:table-cell office:value-type="float" office:value="327411752" calcext:value-type="float">
            <text:p>327411752</text:p>
          </table:table-cell>
          <table:table-cell office:value-type="float" office:value="232448096" calcext:value-type="float">
            <text:p>232448096</text:p>
          </table:table-cell>
          <table:table-cell office:value-type="float" office:value="192979440" calcext:value-type="float">
            <text:p>192979440</text:p>
          </table:table-cell>
          <table:table-cell/>
          <table:table-cell table:formula="of:=([.B7]-[.O$2])^2" office:value-type="float" office:value="37189604395584" calcext:value-type="float">
            <text:p>37189604395584</text:p>
          </table:table-cell>
          <table:table-cell table:formula="of:=([.C7]-[.P$2])^2" office:value-type="float" office:value="2.98127645201721E+015" calcext:value-type="float">
            <text:p>2981276452017210</text:p>
          </table:table-cell>
          <table:table-cell table:formula="of:=([.D7]-[.Q$2])^2" office:value-type="float" office:value="862562032288360" calcext:value-type="float">
            <text:p>862562032288360</text:p>
          </table:table-cell>
          <table:table-cell table:formula="of:=([.E7]-[.R$2])^2" office:value-type="float" office:value="88941829541685.6" calcext:value-type="float">
            <text:p>88941829541685.6</text:p>
          </table:table-cell>
          <table:table-cell table:formula="of:=([.F7]-[.S$2])^2" office:value-type="float" office:value="3868812051356.14" calcext:value-type="float">
            <text:p>3868812051356.14</text:p>
          </table:table-cell>
          <table:table-cell/>
          <table:table-cell office:value-type="string" calcext:value-type="string">
            <text:p>promedio</text:p>
          </table:table-cell>
          <table:table-cell table:formula="of:=AVERAGE([.B4:.B9])" office:value-type="float" office:value="74661478.6666667" calcext:value-type="float">
            <text:p>74661478.6666667</text:p>
          </table:table-cell>
          <table:table-cell table:formula="of:=AVERAGE([.C4:.C9])" office:value-type="float" office:value="523653848" calcext:value-type="float">
            <text:p>523653848</text:p>
          </table:table-cell>
          <table:table-cell table:formula="of:=AVERAGE([.D4:.D9])" office:value-type="float" office:value="311314229.333333" calcext:value-type="float">
            <text:p>311314229.333333</text:p>
          </table:table-cell>
          <table:table-cell table:formula="of:=AVERAGE([.E4:.E9])" office:value-type="float" office:value="211787348" calcext:value-type="float">
            <text:p>211787348</text:p>
          </table:table-cell>
          <table:table-cell table:formula="of:=AVERAGE([.F4:.F9])" office:value-type="float" office:value="195542256" calcext:value-type="float">
            <text:p>195542256</text:p>
          </table:table-cell>
        </table:table-row>
        <table:table-row table:style-name="ro1">
          <table:table-cell/>
          <table:table-cell office:value-type="float" office:value="83915976" calcext:value-type="float">
            <text:p>83915976</text:p>
          </table:table-cell>
          <table:table-cell office:value-type="float" office:value="606794024" calcext:value-type="float">
            <text:p>606794024</text:p>
          </table:table-cell>
          <table:table-cell office:value-type="float" office:value="337058160" calcext:value-type="float">
            <text:p>337058160</text:p>
          </table:table-cell>
          <table:table-cell office:value-type="float" office:value="241935776" calcext:value-type="float">
            <text:p>241935776</text:p>
          </table:table-cell>
          <table:table-cell office:value-type="float" office:value="234653480" calcext:value-type="float">
            <text:p>234653480</text:p>
          </table:table-cell>
          <table:table-cell/>
          <table:table-cell table:formula="of:=([.B8]-[.O$2])^2" office:value-type="float" office:value="35133881083456" calcext:value-type="float">
            <text:p>35133881083456</text:p>
          </table:table-cell>
          <table:table-cell table:formula="of:=([.C8]-[.P$2])^2" office:value-type="float" office:value="9.63485522918664E+015" calcext:value-type="float">
            <text:p>9634855229186640</text:p>
          </table:table-cell>
          <table:table-cell table:formula="of:=([.D8]-[.Q$2])^2" office:value-type="float" office:value="1.52223377329525E+015" calcext:value-type="float">
            <text:p>1522233773295250</text:p>
          </table:table-cell>
          <table:table-cell table:formula="of:=([.E8]-[.R$2])^2" office:value-type="float" office:value="357912578407222" calcext:value-type="float">
            <text:p>357912578407222</text:p>
          </table:table-cell>
          <table:table-cell table:formula="of:=([.F8]-[.S$2])^2" office:value-type="float" office:value="1.57665461631779E+015" calcext:value-type="float">
            <text:p>1576654616317790</text:p>
          </table:table-cell>
          <table:table-cell/>
          <table:table-cell office:value-type="string" calcext:value-type="string">
            <text:p>varianza</text:p>
          </table:table-cell>
          <table:table-cell table:formula="of:=SUM([.H4:.H9])/8" office:value-type="float" office:value="112524437170488" calcext:value-type="float">
            <text:p>112524437170488</text:p>
          </table:table-cell>
          <table:table-cell table:formula="of:=SUM([.I4:.I9])/8" office:value-type="float" office:value="5.22120995438613E+015" calcext:value-type="float">
            <text:p>5221209954386130</text:p>
          </table:table-cell>
          <table:table-cell table:formula="of:=SUM([.J4:.J9])/8" office:value-type="float" office:value="946062078788021" calcext:value-type="float">
            <text:p>946062078788021</text:p>
          </table:table-cell>
          <table:table-cell table:formula="of:=SUM([.K4:.K9])/8" office:value-type="float" office:value="855768308502301" calcext:value-type="float">
            <text:p>855768308502301</text:p>
          </table:table-cell>
          <table:table-cell table:formula="of:=SUM([.L4:.L9])/8" office:value-type="float" office:value="868975256728255" calcext:value-type="float">
            <text:p>868975256728255</text:p>
          </table:table-cell>
        </table:table-row>
        <table:table-row table:style-name="ro1">
          <table:table-cell/>
          <table:table-cell office:value-type="float" office:value="95977960" calcext:value-type="float">
            <text:p>95977960</text:p>
          </table:table-cell>
          <table:table-cell office:value-type="float" office:value="620778920" calcext:value-type="float">
            <text:p>620778920</text:p>
          </table:table-cell>
          <table:table-cell office:value-type="float" office:value="345793264" calcext:value-type="float">
            <text:p>345793264</text:p>
          </table:table-cell>
          <table:table-cell office:value-type="float" office:value="254071080" calcext:value-type="float">
            <text:p>254071080</text:p>
          </table:table-cell>
          <table:table-cell office:value-type="float" office:value="243052968" calcext:value-type="float">
            <text:p>243052968</text:p>
          </table:table-cell>
          <table:table-cell/>
          <table:table-cell table:formula="of:=([.B9]-[.O$2])^2" office:value-type="float" office:value="323617361039424" calcext:value-type="float">
            <text:p>323617361039424</text:p>
          </table:table-cell>
          <table:table-cell table:formula="of:=([.C9]-[.P$2])^2" office:value-type="float" office:value="1.25758717648474E+016" calcext:value-type="float">
            <text:p>12575871764847400</text:p>
          </table:table-cell>
          <table:table-cell table:formula="of:=([.D9]-[.Q$2])^2" office:value-type="float" office:value="2.28015020804346E+015" calcext:value-type="float">
            <text:p>2280150208043460</text:p>
          </table:table-cell>
          <table:table-cell table:formula="of:=([.E9]-[.R$2])^2" office:value-type="float" office:value="964343562426818" calcext:value-type="float">
            <text:p>964343562426818</text:p>
          </table:table-cell>
          <table:table-cell table:formula="of:=([.F9]-[.S$2])^2" office:value-type="float" office:value="2.31424480961888E+015" calcext:value-type="float">
            <text:p>231424480961888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1108888" calcext:value-type="float">
            <text:p>111108888</text:p>
          </table:table-cell>
          <table:table-cell office:value-type="float" office:value="627724960" calcext:value-type="float">
            <text:p>627724960</text:p>
          </table:table-cell>
          <table:table-cell office:value-type="float" office:value="360612456" calcext:value-type="float">
            <text:p>360612456</text:p>
          </table:table-cell>
          <table:table-cell office:value-type="float" office:value="293117640" calcext:value-type="float">
            <text:p>293117640</text:p>
          </table:table-cell>
          <table:table-cell office:value-type="float" office:value="268453048" calcext:value-type="float">
            <text:p>268453048</text:p>
          </table:table-cell>
          <table:table-cell/>
          <table:table-cell table:formula="of:=([.B10]-[.O$2])^2" office:value-type="float" office:value="1.09695400712762E+015" calcext:value-type="float">
            <text:p>1096954007127620</text:p>
          </table:table-cell>
          <table:table-cell table:formula="of:=([.C10]-[.P$2])^2" office:value-type="float" office:value="1.41820075725093E+016" calcext:value-type="float">
            <text:p>14182007572509300</text:p>
          </table:table-cell>
          <table:table-cell table:formula="of:=([.D10]-[.Q$2])^2" office:value-type="float" office:value="3.91501871546818E+015" calcext:value-type="float">
            <text:p>3915018715468180</text:p>
          </table:table-cell>
          <table:table-cell table:formula="of:=([.E10]-[.R$2])^2" office:value-type="float" office:value="4.91407191251501E+015" calcext:value-type="float">
            <text:p>4914071912515010</text:p>
          </table:table-cell>
          <table:table-cell table:formula="of:=([.F10]-[.S$2])^2" office:value-type="float" office:value="5.40323176940103E+015" calcext:value-type="float">
            <text:p>540323176940103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0693712" calcext:value-type="float">
            <text:p>120693712</text:p>
          </table:table-cell>
          <table:table-cell office:value-type="float" office:value="637111280" calcext:value-type="float">
            <text:p>637111280</text:p>
          </table:table-cell>
          <table:table-cell office:value-type="float" office:value="379885048" calcext:value-type="float">
            <text:p>379885048</text:p>
          </table:table-cell>
          <table:table-cell office:value-type="float" office:value="324492824" calcext:value-type="float">
            <text:p>324492824</text:p>
          </table:table-cell>
          <table:table-cell office:value-type="float" office:value="287666840" calcext:value-type="float">
            <text:p>287666840</text:p>
          </table:table-cell>
          <table:table-cell/>
          <table:table-cell table:formula="of:=([.B11]-[.O$2])^2" office:value-type="float" office:value="1.8237272742144E+015" calcext:value-type="float">
            <text:p>1823727274214400</text:p>
          </table:table-cell>
          <table:table-cell table:formula="of:=([.C11]-[.P$2])^2" office:value-type="float" office:value="1.65057111282786E+016" calcext:value-type="float">
            <text:p>16505711128278600</text:p>
          </table:table-cell>
          <table:table-cell table:formula="of:=([.D11]-[.Q$2])^2" office:value-type="float" office:value="6.69822793613496E+015" calcext:value-type="float">
            <text:p>6698227936134960</text:p>
          </table:table-cell>
          <table:table-cell table:formula="of:=([.E11]-[.R$2])^2" office:value-type="float" office:value="1.02973025909114E+016" calcext:value-type="float">
            <text:p>10297302590911400</text:p>
          </table:table-cell>
          <table:table-cell table:formula="of:=([.F11]-[.S$2])^2" office:value-type="float" office:value="8.59708563119728E+015" calcext:value-type="float">
            <text:p>8597085631197280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Sheet1.F2:Sheet1.F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27T22:53:49.624538082</dc:date>
    <meta:generator>LibreOffice/4.2.6.3$Linux_X86_64 LibreOffice_project/420m0$Build-3</meta:generator>
    <meta:editing-duration>P0D</meta:editing-duration>
    <meta:editing-cycles>1</meta:editing-cycles>
    <meta:document-statistic meta:table-count="1" meta:cell-count="146" meta:object-count="0"/>
  </office:meta>
</office:document-meta>
</file>